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ooc:=[.B3]/([.B5]/[.B4])" office:value-type="float" office:value="2222.22222222222">
            <text:p>2222.22222</text:p>
          </table:table-cell>
          <table:table-cell table:style-name="ce1" table:formula="oooc:=[.C3]/([.C5]/[.C4])" office:value-type="float" office:value="1388.88888888889">
            <text:p>1388.88889</text:p>
          </table:table-cell>
          <table:table-cell table:style-name="ce1" table:formula="oooc:=[.D3]/([.D5]/[.D4])" office:value-type="float" office:value="3000">
            <text:p>3000.00000</text:p>
          </table:table-cell>
          <table:table-cell table:style-name="ce1" table:formula="oooc:=[.E3]/([.E5]/[.E4])" office:value-type="float" office:value="122.222222222222">
            <text:p>122.22222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ooc:=[.B2]/[.B7]" office:value-type="float" office:value="225">
            <text:p>225</text:p>
          </table:table-cell>
          <table:table-cell table:formula="oooc:=[.C2]/[.C7]" office:value-type="float" office:value="360">
            <text:p>360</text:p>
          </table:table-cell>
          <table:table-cell table:formula="oooc:=[.D2]/[.D7]" office:value-type="float" office:value="166.666666666667">
            <text:p>166.67</text:p>
          </table:table-cell>
          <table:table-cell table:formula="oooc:=[.E2]/[.E7]" office:value-type="float" office:value="4090.90909090909">
            <text:p>4090.9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30">08/30/2009</text:date>, <text:time>23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shin Li</meta:initial-creator>
    <meta:creation-date>2009-08-17T21:05:58</meta:creation-date>
    <dc:creator>Yishin Li</dc:creator>
    <dc:date>2009-08-30T23:46:35</dc:date>
    <meta:editing-cycles>2</meta:editing-cycles>
    <meta:editing-duration>PT1H3M25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